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23bc26" officeooo:paragraph-rsid="002cbce8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31f104" officeooo:paragraph-rsid="0031f10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normal" officeooo:rsid="0023bc26" officeooo:paragraph-rsid="0023bc26" fo:background-color="#ffff00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Liberation Serif" fo:font-size="10pt" fo:font-weight="normal" officeooo:rsid="0023bc26" officeooo:paragraph-rsid="002cbce8" fo:background-color="#ffff00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Liberation Serif" fo:font-size="7pt" fo:font-weight="normal" officeooo:rsid="0023bc26" officeooo:paragraph-rsid="0023bc26" fo:background-color="#ffff00" style:font-size-asian="7pt" style:font-weight-asian="normal" style:font-size-complex="7pt" style:font-weight-complex="normal"/>
    </style:style>
    <style:style style:name="P9" style:family="paragraph" style:parent-style-name="Standard">
      <style:text-properties fo:color="#000000" style:font-name="Liberation Serif" fo:font-size="7pt" fo:font-weight="normal" officeooo:rsid="002c64cf" officeooo:paragraph-rsid="002c64cf" fo:background-color="#ffff00" style:font-size-asian="7pt" style:font-weight-asian="normal" style:font-size-complex="7pt" style:font-weight-complex="normal"/>
    </style:style>
    <style:style style:name="P10" style:family="paragraph" style:parent-style-name="Standard">
      <style:text-properties fo:color="#000000" style:font-name="Liberation Serif" fo:font-size="7pt" fo:font-weight="normal" officeooo:rsid="0023bc26" officeooo:paragraph-rsid="0023bc26" fo:background-color="transparent" style:font-size-asian="7pt" style:font-weight-asian="normal" style:font-size-complex="7pt" style:font-weight-complex="normal"/>
    </style:style>
    <style:style style:name="P11" style:family="paragraph" style:parent-style-name="Standard">
      <style:text-properties fo:color="#000000" style:font-name="Liberation Serif" fo:font-size="7pt" fo:font-weight="normal" officeooo:rsid="002adec0" officeooo:paragraph-rsid="002adec0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style:text-properties fo:color="#000000" style:font-name="Liberation Serif" fo:font-size="7pt" fo:font-weight="normal" officeooo:rsid="001d4129" fo:background-color="transparent" style:font-size-asian="7pt" style:font-weight-asian="normal" style:font-size-complex="7pt" style:font-weight-complex="normal"/>
    </style:style>
    <style:style style:name="P13" style:family="paragraph" style:parent-style-name="Standard">
      <style:text-properties fo:color="#000000" style:font-name="Liberation Serif" fo:font-size="7pt" fo:font-weight="bold" officeooo:rsid="0023bc26" officeooo:paragraph-rsid="0023bc26" fo:background-color="transparent" style:font-size-asian="7pt" style:font-weight-asian="bold" style:font-size-complex="7pt" style:font-weight-complex="bold"/>
    </style:style>
    <style:style style:name="P14" style:family="paragraph" style:parent-style-name="Standard">
      <style:text-properties fo:color="#000000" style:font-name="Liberation Serif" fo:font-size="8pt" fo:font-weight="bold" officeooo:rsid="00334945" officeooo:paragraph-rsid="00334945" fo:background-color="transparent" style:font-size-asian="8pt" style:font-weight-asian="bold" style:font-size-complex="8pt" style:font-weight-complex="bold"/>
    </style:style>
    <style:style style:name="P15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7pt" fo:background-color="transparent" loext:char-shading-value="0" style:font-size-asian="7pt" style:font-size-complex="7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LIBERA/linux_raspberrypi_book" text:style-name="Internet_20_link" text:visited-style-name="Visited_20_Internet_20_Link">https://github.com/ALIBERA/linux_raspberrypi_book</text:a></text:p>
      <text:p text:style-name="P1"/>
      <text:p text:style-name="P4"><text:span text:style-name="T4">Образ собирается в Докере с помощью Buildroo</text:span>t </text:p>
      <text:p text:style-name="P12">Запустить ./start</text:p>
      <text:p text:style-name="P12">Создается контейнер и открывается терминал</text:p>
      <text:p text:style-name="P12">make nconfig</text:p>
      <text:p text:style-name="P12">выбрать пакеты для установки</text:p>
      <text:p text:style-name="P12">exit</text:p>
      <text:p text:style-name="P12">Образ готов</text:p>
      <text:p text:style-name="P1"/>
      <text:p text:style-name="P14">Докер Yocto</text:p>
      <text:p text:style-name="P1"/>
      <text:p text:style-name="P1"/>
      <text:p text:style-name="P5">Собираем образ в Yocto</text:p>
      <text:p text:style-name="P5"><text:a xlink:type="simple" xlink:href="https://heyjdp.github.io/2023/01/yocto-linux-build-for-raspberry-pi-4/" text:style-name="Internet_20_link" text:visited-style-name="Visited_20_Internet_20_Link"><text:span text:style-name="T3">https://heyjdp.github.io/2023/01/yocto-linux-build-for-raspberry-pi-4/</text:span></text:a></text:p>
      <text:p text:style-name="P8"/>
      <text:p text:style-name="P13">Set up the development environment</text:p>
      <text:p text:style-name="P10">sudo apt update &amp;&amp; sudo apt -qy dist-upgrade &amp;&amp; sudo apt -qy install gawk wget git diffstat unzip texinfo gcc-multilib build-essential chrpath socat libsdl1.2-dev xterm sed cvs subversion coreutils texi2html docbook-utils python-pysqlite2 help2man desktop-file-utils libgl1-mesa-dev libglu1-mesa-dev mercurial autoconf automake groff curl lzop asciidoc u-boot-tools cpio sudo rsync linux-headers-$(uname -r) locales</text:p>
      <text:p text:style-name="P10"/>
      <text:p text:style-name="P13">Additional requirements:</text:p>
      <text:p text:style-name="P10">sudo apt -qy install python python3 python3-pip python3-pexpect python3-git xz-utils debianutils iputils-ping zstd liblz4-tool</text:p>
      <text:p text:style-name="P10"/>
      <text:p text:style-name="P13">Install repo</text:p>
      <text:p text:style-name="P10">mkdir -p ~/.bin</text:p>
      <text:p text:style-name="P10">PATH="${HOME}/.bin:${PATH}"</text:p>
      <text:p text:style-name="P10">curl https://storage.googleapis.com/git-repo-downloads/repo &gt; ~/.bin/repo</text:p>
      <text:p text:style-name="P10">chmod a+rx ~/.bin/repo</text:p>
      <text:p text:style-name="P10"/>
      <text:p text:style-name="P13">Rainbow PS1</text:p>
      <text:p text:style-name="P10">OPTIONAL To make life less boring, add as last line of $HOME/.bashrc</text:p>
      <text:p text:style-name="P10">export PS1="\[$(tput bold)\]\[$(tput setaf 1)\]\u\[$(tput setaf 208)\]@\[$(tput setaf 3)\h\[$(tput setaf 2)\]:\d \[$(tput setaf 4)\]\@:\[$(tput setaf 55)\]\w\n$PROMPT_COLOR\$ \[$(tput sgr0)\]"</text:p>
      <text:p text:style-name="P10"/>
      <text:p text:style-name="P13">Make sure you are working on a bigdisk</text:p>
      <text:p text:style-name="P10"/>
      <text:p text:style-name="P10">mkdir raspberrypi</text:p>
      <text:p text:style-name="P10">cd raspberrypi/</text:p>
      <text:p text:style-name="P10"/>
      <text:p text:style-name="P13">Clone Yocto</text:p>
      <text:p text:style-name="P10">git clone git://git.yoctoproject.org/poky -b langdale</text:p>
      <text:p text:style-name="P10">cd poky</text:p>
      <text:p text:style-name="P10">git clone git://git.openembedded.org/openembedded-core -b langdale</text:p>
      <text:p text:style-name="P10">git clone git://git.openembedded.org/meta-openembedded -b langdale</text:p>
      <text:p text:style-name="P10">git clone git://git.yoctoproject.org/meta-raspberrypi -b langdale</text:p>
      <text:p text:style-name="P10">git clone git://git.yoctoproject.org/meta-security -b langdale</text:p>
      <text:p text:style-name="P10">source oe-init-build-env</text:p>
      <text:p text:style-name="P10"/>
      <text:p text:style-name="P13">Edit your conf</text:p>
      <text:p text:style-name="P10">nano conf/local.conf</text:p>
      <text:p text:style-name="P10"/>
      <text:p text:style-name="P10">and add these lines:</text:p>
      <text:p text:style-name="P10"/>
      <text:p text:style-name="P10">MACHINE = "raspberrypi4-64"</text:p>
      <text:p text:style-name="P10">DISTRO = "poky"</text:p>
      <text:p text:style-name="P10"/>
      <text:p text:style-name="P10">EXTRA_IMAGE_FEATURES ?= "debug-tweaks" # NOTE this is incompatible with security features</text:p>
      <text:p text:style-name="P10">#DISTRO_FEATURES:append = " security" #NOTE enable this when the image development is finalized</text:p>
      <text:p text:style-name="P10"/>
      <text:p text:style-name="P10">USER_CLASSES ?= "buildstats"</text:p>
      <text:p text:style-name="P10">PATCHRESOLVE = "noop"</text:p>
      <text:p text:style-name="P10">BB_DISKMON_DIRS ??= "\</text:p>
      <text:p text:style-name="P10"><text:s text:c="4"/>STOPTASKS,${TMPDIR},1G,100K \</text:p>
      <text:p text:style-name="P10"><text:s text:c="4"/>STOPTASKS,${DL_DIR},1G,100K \</text:p>
      <text:p text:style-name="P10"><text:s text:c="4"/>STOPTASKS,${SSTATE_DIR},1G,100K \</text:p>
      <text:p text:style-name="P10"><text:s text:c="4"/>STOPTASKS,/tmp,100M,100K \</text:p>
      <text:p text:style-name="P10"><text:s text:c="4"/>ABORT,${TMPDIR},100M,1K \</text:p>
      <text:p text:style-name="P10"><text:s text:c="4"/>ABORT,${DL_DIR},100M,1K \</text:p>
      <text:p text:style-name="P10"><text:s text:c="4"/>ABORT,${SSTATE_DIR},100M,1K \</text:p>
      <text:p text:style-name="P10"><text:s text:c="4"/>ABORT,/tmp,10M,1K"</text:p>
      <text:p text:style-name="P10">PACKAGECONFIG:append_pn-qemu-system-native = " sdl"</text:p>
      <text:p text:style-name="P10">CONF_VERSION = "2"</text:p>
      <text:p text:style-name="P10"/>
      <text:p text:style-name="P10">#DL_DIR ?= "${TOPDIR}/downloads"</text:p>
      <text:p text:style-name="P10">ACCEPT_FSL_EULA = "1"</text:p>
      <text:p text:style-name="P10"/>
      <text:p text:style-name="P10"># Switch to Debian packaging and include package-management in the image</text:p>
      <text:p text:style-name="P10">PACKAGE_CLASSES = "package_deb"</text:p>
      <text:p text:style-name="P10">#PACKAGE_FEED_URIS = "http://172.20.1.35:8000" # Enable this when you know your local IP for serving apt packages</text:p>
      <text:p text:style-name="P10">EXTRA_IMAGE_FEATURES += "package-management" # And enable this too</text:p>
      <text:p text:style-name="P10"/>
      <text:p text:style-name="P10">LICENSE_FLAGS_ACCEPTED += "commercial "</text:p>
      <text:p text:style-name="P10">PACKAGECONFIG_pn-gstreamer1.0-plugins-ugly += "x264"</text:p>
      <text:p text:style-name="P10"/>
      <text:p text:style-name="P10"># Additional install packages</text:p>
      <text:p text:style-name="P10">IMAGE_INSTALL:append = " gcc g++ make dpkg-dev libc6-dev python3-fail2ban openssh" # Here is where we add packages we want built into the final image</text:p>
      <text:p text:style-name="P10"/>
      <text:p text:style-name="P10">PARALLEL_MAKE="-j16"</text:p>
      <text:p text:style-name="P10">BB_NUMBER_THREADS="16"</text:p>
      <text:p text:style-name="P10"/>
      <text:p text:style-name="P10">INHERIT += "buildhistory"</text:p>
      <text:p text:style-name="P10">BUILDHISTORY_COMMIT = "1"</text:p>
      <text:p text:style-name="P10"/>
      <text:p text:style-name="P13">And edit nano conf/bblayers.conf to look like this:</text:p>
      <text:p text:style-name="P10"># POKY_BBLAYERS_CONF_VERSION is increased each time build/conf/bblayers.conf</text:p>
      <text:p text:style-name="P10"># changes incompatibly</text:p>
      <text:p text:style-name="P10">POKY_BBLAYERS_CONF_VERSION = "2"</text:p>
      <text:p text:style-name="P10"/>
      <text:p text:style-name="P10">BBPATH = "${TOPDIR}"</text:p>
      <text:p text:style-name="P10">BBFILES ?= ""</text:p>
      <text:p text:style-name="P10"/>
      <text:p text:style-name="P10">BBLAYERS ?= " \</text:p>
      <text:p text:style-name="P10"><text:s/>/home/evg/SOFT/Github/Arm/Embedded_Linux/RaspberryPi4b/raspberrypi/poky/meta \</text:p>
      <text:p text:style-name="P10"><text:s text:c="2"/>/home/evg/SOFT/Github/Arm/Embedded_Linux/RaspberryPi4b/raspberrypi/poky/meta-poky \</text:p>
      <text:p text:style-name="P10"><text:s text:c="2"/>/home/evg/SOFT/Github/Arm/Embedded_Linux/RaspberryPi4b/raspberrypi/poky/meta-yocto-bsp \</text:p>
      <text:p text:style-name="P10"><text:s text:c="2"/>/home/evg/SOFT/Github/Arm/Embedded_Linux/RaspberryPi4b/raspberrypi/poky/meta-raspberrypi \</text:p>
      <text:p text:style-name="P10"><text:s text:c="2"/>/home/evg/SOFT/Github/Arm/Embedded_Linux/RaspberryPi4b/raspberrypi/poky/meta-openembedded/meta-oe \</text:p>
      <text:p text:style-name="P10"><text:s text:c="2"/>/home/evg/SOFT/Github/Arm/Embedded_Linux/RaspberryPi4b/raspberrypi/poky/meta-openembedded/meta-networking \</text:p>
      <text:p text:style-name="P10"><text:s/>/home/evg/SOFT/Github/Arm/Embedded_Linux/RaspberryPi4b/raspberrypi/poky/meta-openembedded/meta-filesystems \</text:p>
      <text:p text:style-name="P10"><text:s text:c="2"/>/home/evg/SOFT/Github/Arm/Embedded_Linux/RaspberryPi4b/raspberrypi/poky/meta-openembedded/meta-multimedia \</text:p>
      <text:p text:style-name="P10"><text:s text:c="2"/>/home/evg/SOFT/Github/Arm/Embedded_Linux/RaspberryPi4b/raspberrypi/poky/meta-openembedded/meta-python \</text:p>
      <text:p text:style-name="P10"><text:s text:c="2"/>/home/evg/SOFT/Github/Arm/Embedded_Linux/RaspberryPi4b/raspberrypi/poky/meta-openembedded/meta-gnome \</text:p>
      <text:p text:style-name="P10"><text:s/>/home/evg/SOFT/Github/Arm/Embedded_Linux/RaspberryPi4b/raspberrypi/poky/meta-openembedded/meta-xfce \</text:p>
      <text:p text:style-name="P10"><text:s/>/home/evg/SOFT/Github/Arm/Embedded_Linux/RaspberryPi4b/raspberrypi/poky/meta-security \</text:p>
      <text:p text:style-name="P10"><text:s text:c="2"/>"</text:p>
      <text:p text:style-name="P13">Then run:</text:p>
      <text:p text:style-name="P10">#bitbake core-image-full-cmdline</text:p>
      <text:p text:style-name="P10">bitbake core-image-minimal-xfce</text:p>
      <text:p text:style-name="P10"/>
      <text:p text:style-name="P11"><text:span text:style-name="T1">Чтобы запустилось пришлось в local.conf <text:s/>закомментировать строк</text:span>и</text:p>
      <text:p text:style-name="P11">#EXTRA_IMAGE_FEATURES ?= "debug-tweaks" # NOTE this is incompatible with security features</text:p>
      <text:p text:style-name="P11">#EXTRA_IMAGE_FEATURES += "package-management" # And enable this too</text:p>
      <text:p text:style-name="P11">#IMAGE_INSTALL:append = " gcc g++ make dpkg-dev libc6-dev python3-fail2ban openssh" # Here is where we add packages we want built</text:p>
      <text:p text:style-name="P10"/>
      <text:p text:style-name="P9">UART не работает</text:p>
      <text:p text:style-name="P9">В Buildroot все OK</text:p>
      <text:p text:style-name="P7"/>
      <text:p text:style-name="P6"><text:a xlink:type="simple" xlink:href="https://linuxtut.com/en/cbae3a2da083d42421c1/" text:style-name="Internet_20_link" text:visited-style-name="Visited_20_Internet_20_Link"><text:span text:style-name="T2">https://linuxtut.com/en/cbae3a2da083d42421c1/</text:span></text:a></text:p>
      <text:p text:style-name="P3"><text:a xlink:type="simple" xlink:href="https://github.com/agherzan/meta-raspberrypi" text:style-name="Internet_20_link" text:visited-style-name="Visited_20_Internet_20_Link">https://github.com/agherzan/meta-raspberrypi</text:a></text:p>
      <text:p text:style-name="P3"/>
      <text:p text:style-name="P7"><text:a xlink:type="simple" xlink:href="https://cxemotexnika.org/2019/05/sozdanie-obraza-linux-dlya-raspberry-pi-3-v-yocto/" text:style-name="Internet_20_link" text:visited-style-name="Visited_20_Internet_20_Link">https://cxemotexnika.org/2019/05/sozdanie-obraza-linux-dlya-raspberry-pi-3-v-yocto/</text:a></text:p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11T12:10:36.062135879</dc:date>
    <meta:editing-duration>PT3H14M43S</meta:editing-duration>
    <meta:editing-cycles>46</meta:editing-cycles>
    <meta:document-statistic meta:table-count="0" meta:image-count="0" meta:object-count="0" meta:page-count="1" meta:paragraph-count="100" meta:word-count="465" meta:character-count="5150" meta:non-whitespace-character-count="4729"/>
  </office:meta>
</office:document-meta>
</file>